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2.8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5cm" fo:min-width="1.86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98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79cm" fo:min-width="0.12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1.861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54cm" svg:x="12.001cm" svg:y="1.381cm">
          <text:p text:style-name="P1">XGBoost</text:p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2.54cm" svg:x="12.049cm" svg:y="6.255cm">
          <text:p text:style-name="P1">XGBoost</text:p>
          <text:p text:style-name="P1">Regres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413cm" svg:height="2.567cm" svg:x="9.128cm" svg:y="1.402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2.54cm" svg:x="6.207cm" svg:y="1.429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0.889cm" svg:height="0.889cm" svg:x="16.367cm" svg:y="4.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2.413cm" svg:height="3.81cm" svg:x="2.651cm" svg:y="3.207cm">
          <text:p text:style-name="P1">Split</text:p>
          <text:p text:style-name="P1">view -</text:p>
          <text:p text:style-name="P1">profi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43cm" svg:y1="2.651cm" svg:x2="16.811cm" svg:y2="4.35cm" draw:start-shape="id1" draw:start-glue-point="1" draw:end-shape="id2" draw:end-glue-point="4" svg:d="M15430 2651h1381v1699" svg:viewBox="0 0 1382 1700">
          <text:p/>
        </draw:connector>
        <draw:connector draw:style-name="gr6" draw:text-style-name="P3" draw:layer="layout" svg:x1="15.478cm" svg:y1="7.525cm" svg:x2="16.811cm" svg:y2="5.239cm" draw:start-shape="id3" draw:start-glue-point="1" draw:end-shape="id2" draw:end-glue-point="8" svg:d="M15478 7525h1333v-2286" svg:viewBox="0 0 1334 2287">
          <text:p/>
        </draw:connector>
        <draw:custom-shape draw:style-name="gr2" draw:text-style-name="P2" xml:id="id8" draw:id="id8" draw:layer="layout" svg:width="2.413cm" svg:height="2.567cm" svg:x="9.255cm" svg:y="6.255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2.54cm" svg:x="6.334cm" svg:y="6.282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064cm" svg:y1="5.112cm" svg:x2="6.207cm" svg:y2="2.699cm" draw:start-shape="id4" draw:start-glue-point="1" draw:end-shape="id5" draw:end-glue-point="3" svg:d="M5064 5112h571v-2413h572" svg:viewBox="0 0 1144 2414">
          <text:p/>
        </draw:connector>
        <draw:connector draw:style-name="gr6" draw:text-style-name="P3" draw:layer="layout" svg:x1="5.064cm" svg:y1="5.112cm" svg:x2="6.334cm" svg:y2="7.552cm" draw:start-shape="id4" draw:start-glue-point="1" draw:end-shape="id6" svg:d="M5064 5112h635v2440h635" svg:viewBox="0 0 1271 2441">
          <text:p/>
        </draw:connector>
        <draw:connector draw:style-name="gr6" draw:text-style-name="P3" draw:layer="layout" svg:x1="8.747cm" svg:y1="2.699cm" svg:x2="9.128cm" svg:y2="2.685cm" draw:start-shape="id5" draw:start-glue-point="1" draw:end-shape="id7" draw:end-glue-point="3" svg:d="M8747 2699h190v-14h191" svg:viewBox="0 0 382 15">
          <text:p/>
        </draw:connector>
        <draw:connector draw:style-name="gr6" draw:text-style-name="P3" draw:layer="layout" svg:x1="11.541cm" svg:y1="2.685cm" svg:x2="12.001cm" svg:y2="2.651cm" draw:start-shape="id7" draw:start-glue-point="1" draw:end-shape="id1" draw:end-glue-point="3" svg:d="M11541 2685h229v-34h231" svg:viewBox="0 0 461 35">
          <text:p/>
        </draw:connector>
        <draw:connector draw:style-name="gr6" draw:text-style-name="P3" draw:layer="layout" svg:x1="8.874cm" svg:y1="7.552cm" svg:x2="9.255cm" svg:y2="7.538cm" draw:start-shape="id6" draw:start-glue-point="1" draw:end-shape="id8" draw:end-glue-point="3" svg:d="M8874 7552h190v-14h191" svg:viewBox="0 0 382 15">
          <text:p/>
        </draw:connector>
        <draw:connector draw:style-name="gr6" draw:text-style-name="P3" draw:layer="layout" svg:x1="11.668cm" svg:y1="7.538cm" svg:x2="12.049cm" svg:y2="7.525cm" draw:start-shape="id8" draw:start-glue-point="1" draw:end-shape="id3" draw:end-glue-point="3" svg:d="M11668 7538h190v-13h191" svg:viewBox="0 0 382 14">
          <text:p/>
        </draw:connector>
        <draw:frame draw:style-name="gr7" draw:text-style-name="P5" draw:layer="layout" svg:width="2.286cm" svg:height="1.397cm" svg:x="15.478cm" svg:y="1.81cm">
          <draw:text-box>
            <text:p text:style-name="P4"><text:span text:style-name="T1">P(view)</text:span></text:p>
          </draw:text-box>
        </draw:frame>
        <draw:frame draw:style-name="gr7" draw:text-style-name="P5" draw:layer="layout" svg:width="4.191cm" svg:height="1.397cm" svg:x="15.351cm" svg:y="7.525cm">
          <draw:text-box>
            <text:p text:style-name="P4"><text:span text:style-name="T1">E[profit | view]</text:span></text:p>
          </draw:text-box>
        </draw:frame>
        <draw:frame draw:style-name="gr8" draw:text-style-name="P5" draw:layer="layout" svg:width="3.556cm" svg:height="1.651cm" svg:x="17.891cm" svg:y="4.35cm">
          <draw:text-box>
            <text:p text:style-name="P4"><text:span text:style-name="T1">E[profit]</text:span></text:p>
          </draw:text-box>
        </draw:frame>
        <draw:line draw:style-name="gr6" draw:text-style-name="P3" draw:layer="layout" svg:x1="17.256cm" svg:y1="4.858cm" svg:x2="18.018cm" svg:y2="4.858cm">
          <text:p/>
        </draw:line>
        <draw:frame draw:style-name="gr9" draw:text-style-name="P5" xml:id="id9" draw:id="id9" draw:layer="layout" svg:width="0.889cm" svg:height="0.806cm" svg:x="1.027cm" svg:y="4.71cm">
          <draw:text-box>
            <text:p text:style-name="P4"><text:span text:style-name="T1">X</text:span></text:p>
          </draw:text-box>
        </draw:frame>
        <draw:connector draw:style-name="gr6" draw:text-style-name="P3" draw:layer="layout" draw:type="line" svg:x1="1.916cm" svg:y1="5.113cm" svg:x2="2.651cm" svg:y2="5.112cm" draw:start-shape="id9" draw:start-glue-point="1" draw:end-shape="id4" svg:d="M1916 5113l735-1" svg:viewBox="0 0 73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09:24:36.968502384</meta:creation-date>
    <dc:date>2019-01-19T09:59:16.082066796</dc:date>
    <meta:editing-duration>PT24M28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